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.132cm" fo:margin-right="0.132cm" fo:margin-top="0cm" fo:margin-bottom="0cm" style:vertical-pos="from-top" style:vertical-rel="paragraph" style:horizontal-pos="from-left" style:horizontal-rel="paragraph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char" svg:x="-1.854cm" svg:y="-1.896cm" svg:width="29.538cm" svg:height="20.521cm" draw:z-index="0"><draw:image xlink:href="http://suaps.univ-lyon1.fr/medias/photo/plan-doua-001_1460035240288-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BOUQUET</meta:initial-creator>
    <meta:creation-date>2016-09-21T01:39:21.04</meta:creation-date>
    <meta:printed-by>Cédric BOUQUET</meta:printed-by>
    <meta:print-date>2016-09-21T01:41:28.60</meta:print-date>
    <meta:document-statistic meta:table-count="0" meta:image-count="1" meta:object-count="0" meta:page-count="1" meta:paragraph-count="0" meta:word-count="0" meta:character-count="0"/>
    <dc:date>2016-09-21T03:36:00.72</dc:date>
    <dc:creator>Cédric BOUQUET</dc:creator>
    <meta:editing-duration>PT1H41M26S</meta:editing-duration>
    <meta:editing-cycles>1</meta:editing-cycles>
    <meta:generator>OpenOffice/4.1.2$Win32 OpenOffice.org_project/412m3$Build-9782</meta:generator>
  </office:meta>
</office:document-meta>
</file>